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d1f7" officeooo:paragraph-rsid="0000d1f7"/>
    </style:style>
    <style:style style:name="P2" style:family="paragraph" style:parent-style-name="Standard">
      <style:text-properties fo:language="fr" fo:country="FR" officeooo:rsid="00013303" officeooo:paragraph-rsid="00013303"/>
    </style:style>
    <style:style style:name="P3" style:family="paragraph" style:parent-style-name="Standard">
      <style:text-properties fo:language="fr" fo:country="FR" officeooo:rsid="0001aa9c" officeooo:paragraph-rsid="0001aa9c"/>
    </style:style>
    <style:style style:name="P4" style:family="paragraph" style:parent-style-name="Standard">
      <style:text-properties fo:language="fr" fo:country="FR" officeooo:rsid="0001b465" officeooo:paragraph-rsid="0001b465"/>
    </style:style>
    <style:style style:name="P5" style:family="paragraph" style:parent-style-name="Standard">
      <style:text-properties fo:language="fr" fo:country="FR" officeooo:rsid="0003208e" officeooo:paragraph-rsid="0003208e"/>
    </style:style>
    <style:style style:name="P6" style:family="paragraph" style:parent-style-name="Standard">
      <style:text-properties fo:language="fr" fo:country="FR" officeooo:rsid="0003d7db" officeooo:paragraph-rsid="0003d7db"/>
    </style:style>
    <style:style style:name="P7" style:family="paragraph" style:parent-style-name="Standard">
      <style:text-properties fo:language="fr" fo:country="FR" officeooo:rsid="000596e9" officeooo:paragraph-rsid="000596e9"/>
    </style:style>
    <style:style style:name="T1" style:family="text">
      <style:text-properties officeooo:rsid="00013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0: (diapo 89) Programme 2 est le somme à nommer la socket (mode asymétrique) Permet de distinguer un client d'un serveur (serveur qui se met en attente d'une requète)</text:p>
      <text:p text:style-name="P1"/>
      <text:p text:style-name="P1">41: (diapo 94) Les deux programmes nomment la socket (mode symétrique)</text:p>
      <text:p text:style-name="P1">Tout le monde est client/serveur.</text:p>
      <text:p text:style-name="P1"/>
      <text:p text:style-name="P1">42: Si le nommage n’est pas fait, c’est comme si le socket <text:span text:style-name="T1">n’existait</text:span> pas. Tout message qui sera rejeté</text:p>
      <text:p text:style-name="P1"/>
      <text:p text:style-name="P1">43: “socklen_t *lgAdr” comme une lettre qu’on met dans une enveloppe, envoyé tel quel et reçu tel quel.</text:p>
      <text:p text:style-name="P2">Bloquante, dans le cas où l’on ne reçoit pas le message.</text:p>
      <text:p text:style-name="P2"/>
      <text:p text:style-name="P2">44: Pas d’erreur de création. Allouer avec des malloc, etc.</text:p>
      <text:p text:style-name="P3">sizeof(message) = 10 * la taille d’un entier</text:p>
      <text:p text:style-name="P3"/>
      <text:p text:style-name="P3">Si on s’attend à avoir moins, la valeur res va me dire combien de message j’ai reçu.</text:p>
      <text:p text:style-name="P3"/>
      <text:p text:style-name="P3">Que ce passe t(il si on fait : « recvfrom([…], NUL, NULL)</text:p>
      <text:p text:style-name="P3">On ignore l’adresse de l’expéditeur (et donc la longueur de l’adresse aussi)</text:p>
      <text:p text:style-name="P3"/>
      <text:p text:style-name="P4">46: on s’attend à recevoir un message d’une adresse et on lui répond en récupérant son adresse.</text:p>
      <text:p text:style-name="P4"/>
      <text:p text:style-name="P5">(il manque la gestion des retours sur les exemples de cours, sur la longueur des messages qu’on arrive à déposer)</text:p>
      <text:p text:style-name="P5"/>
      <text:p text:style-name="P6">47: </text:p>
      <text:p text:style-name="P6"/>
      <text:p text:style-name="P6">48: Exemple UDP : valeur de retour de recvfrom→ 8 (la taille du message)</text:p>
      <text:p text:style-name="P6"/>
      <text:p text:style-name="P7">50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3-17T13:15:51.246000000</dc:date>
    <meta:editing-duration>PT28M50S</meta:editing-duration>
    <meta:editing-cycles>2</meta:editing-cycles>
    <meta:document-statistic meta:table-count="0" meta:image-count="0" meta:object-count="0" meta:page-count="1" meta:paragraph-count="16" meta:word-count="205" meta:character-count="1140" meta:non-whitespace-character-count="949"/>
  </office:meta>
</office:document-meta>
</file>